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Footnote">
      <style:text-properties fo:font-size="8pt" style:font-size-asian="8pt" style:font-size-complex="8pt"/>
    </style:style>
    <style:style style:name="P3" style:family="paragraph" style:parent-style-name="Heading">
      <style:paragraph-properties fo:margin-top="0.12cm" fo:margin-bottom="0.011cm" loext:contextual-spacing="false"/>
    </style:style>
    <style:style style:name="P4" style:family="paragraph" style:parent-style-name="Heading">
      <style:paragraph-properties fo:margin-top="0.12cm" fo:margin-bottom="0.109cm" loext:contextual-spacing="false"/>
    </style:style>
    <style:style style:name="P5" style:family="paragraph" style:parent-style-name="Heading">
      <style:text-properties officeooo:paragraph-rsid="001340d0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Text" style:master-page-name="First_20_Page">
      <style:paragraph-properties style:page-number="auto"/>
    </style:style>
    <style:style style:name="P9" style:family="paragraph" style:parent-style-name="Text">
      <style:text-properties fo:font-size="12pt" style:font-name-complex="FreeSans1" style:font-size-complex="12pt"/>
    </style:style>
    <style:style style:name="P10" style:family="paragraph" style:parent-style-name="Text">
      <style:text-properties officeooo:paragraph-rsid="0019b4aa"/>
    </style:style>
    <style:style style:name="P11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te d'édition : </text:span><text:span text:style-name="T1"><text:text-input text:description="&lt;arrow_today_timestamp2()&gt;">&lt;arrow_today_timestamp2()&gt;</text:text-input></text:span></text:p>
      <text:p text:style-name="P5"><text:text-input text:description="&lt;if test=&quot;o.inpatient_type_id.code == 'EXT'&quot;&gt;">if inpatient = EXT</text:text-input></text:p>
      <text:p text:style-name="P6">FICHE LIAISON SOINS EXTERNES</text:p>
      <text:p text:style-name="P5"><text:text-input text:description="&lt;/if&gt;">endif</text:text-input></text:p>
      <text:p text:style-name="P5"><text:text-input text:description="&lt;if test=&quot;o.inpatient_type_id.code != 'EXT'&quot;&gt;">if inpatient != EXT</text:text-input></text:p>
      <text:p text:style-name="P7">FICHE LIAISON CONSULTATION ANESTHÉSIE</text:p>
      <text:p text:style-name="P5"><text:text-input text:description="&lt;/if&gt;">endif</text:text-input> </text:p>
      <text:p text:style-name="P5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1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1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10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10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B2" table:number-columns-spanned="2" office:value-type="string">
            <text:p text:style-name="Text"/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2">PKE+ICP: Phakoémulsification + implant de chambre postérieure</text:p>
      <text:p text:style-name="P2">V3V: Vitrectomie 3 Voies</text:p>
      <text:p text:style-name="P2">PM: Pelage de Membrane</text:p>
      <text:p text:style-name="P2">EL: Endolaser</text:p>
      <text:p text:style-name="P2">HS: Huile de Silicone</text:p>
      <text:p text:style-name="P2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18:25:05.436985185</dc:date>
    <meta:editing-duration>PT6H36M12S</meta:editing-duration>
    <meta:editing-cycles>139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1" meta:paragraph-count="27" meta:word-count="126" meta:character-count="812" meta:non-whitespace-character-count="756"/>
  </office:meta>
</office:document-meta>
</file>